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office:value-type="string">
            <text:p>Busca Tabu Paralela</text:p>
          </table:table-cell>
          <table:table-cell table:number-columns-repeated="11" office:value-type="float" office:value="937">
            <text:p>937</text:p>
          </table:table-cell>
        </table:table-row>
        <table:table-row table:style-name="ro1">
          <table:table-cell office:value-type="string">
            <text:p>AHS - melhor valor</text:p>
          </table:table-cell>
          <table:table-cell table:formula="of:=[.B49]" office:value-type="float" office:value="930">
            <text:p>930</text:p>
          </table:table-cell>
          <table:table-cell table:formula="of:=[.C49]" office:value-type="float" office:value="930">
            <text:p>930</text:p>
          </table:table-cell>
          <table:table-cell table:formula="of:=[.D49]" office:value-type="float" office:value="930">
            <text:p>930</text:p>
          </table:table-cell>
          <table:table-cell table:formula="of:=[.E49]" office:value-type="float" office:value="930">
            <text:p>930</text:p>
          </table:table-cell>
          <table:table-cell table:formula="of:=[.F49]" office:value-type="float" office:value="930">
            <text:p>930</text:p>
          </table:table-cell>
          <table:table-cell table:formula="of:=[.G49]" office:value-type="float" office:value="930">
            <text:p>930</text:p>
          </table:table-cell>
          <table:table-cell table:formula="of:=[.H49]" office:value-type="float" office:value="930">
            <text:p>930</text:p>
          </table:table-cell>
          <table:table-cell table:formula="of:=[.I49]" office:value-type="float" office:value="930">
            <text:p>930</text:p>
          </table:table-cell>
          <table:table-cell table:formula="of:=[.J49]" office:value-type="float" office:value="930">
            <text:p>930</text:p>
          </table:table-cell>
          <table:table-cell table:formula="of:=[.K49]" office:value-type="float" office:value="930">
            <text:p>930</text:p>
          </table:table-cell>
          <table:table-cell table:formula="of:=[.L49]" office:value-type="float" office:value="930">
            <text:p>930</text:p>
          </table:table-cell>
        </table:table-row>
        <table:table-row table:style-name="ro1">
          <table:table-cell office:value-type="string">
            <text:p>AHS - média</text:p>
          </table:table-cell>
          <table:table-cell table:formula="of:=[.B51]" office:value-type="float" office:value="931.6">
            <text:p>931,6</text:p>
          </table:table-cell>
          <table:table-cell table:formula="of:=[.C51]" office:value-type="float" office:value="930">
            <text:p>930</text:p>
          </table:table-cell>
          <table:table-cell table:formula="of:=[.D51]" office:value-type="float" office:value="930">
            <text:p>930</text:p>
          </table:table-cell>
          <table:table-cell table:formula="of:=[.E51]" office:value-type="float" office:value="930">
            <text:p>930</text:p>
          </table:table-cell>
          <table:table-cell table:formula="of:=[.F51]" office:value-type="float" office:value="930.8">
            <text:p>930,8</text:p>
          </table:table-cell>
          <table:table-cell table:formula="of:=[.G51]" office:value-type="float" office:value="930">
            <text:p>930</text:p>
          </table:table-cell>
          <table:table-cell table:formula="of:=[.H51]" office:value-type="float" office:value="932.4">
            <text:p>932,4</text:p>
          </table:table-cell>
          <table:table-cell table:formula="of:=[.I51]" office:value-type="float" office:value="930">
            <text:p>930</text:p>
          </table:table-cell>
          <table:table-cell table:formula="of:=[.J51]" office:value-type="float" office:value="930">
            <text:p>930</text:p>
          </table:table-cell>
          <table:table-cell table:formula="of:=[.K51]" office:value-type="float" office:value="930.8">
            <text:p>930,8</text:p>
          </table:table-cell>
          <table:table-cell table:formula="of:=[.L51]" office:value-type="float" office:value="931.8">
            <text:p>931,8</text:p>
          </table:table-cell>
        </table:table-row>
        <table:table-row table:style-name="ro1">
          <table:table-cell office:value-type="string">
            <text:p>AHS - pior valor</text:p>
          </table:table-cell>
          <table:table-cell table:formula="of:=[.B50]" office:value-type="float" office:value="934">
            <text:p>934</text:p>
          </table:table-cell>
          <table:table-cell table:formula="of:=[.C50]" office:value-type="float" office:value="930">
            <text:p>930</text:p>
          </table:table-cell>
          <table:table-cell table:formula="of:=[.D50]" office:value-type="float" office:value="930">
            <text:p>930</text:p>
          </table:table-cell>
          <table:table-cell table:formula="of:=[.E50]" office:value-type="float" office:value="930">
            <text:p>930</text:p>
          </table:table-cell>
          <table:table-cell table:formula="of:=[.F50]" office:value-type="float" office:value="934">
            <text:p>934</text:p>
          </table:table-cell>
          <table:table-cell table:formula="of:=[.G50]" office:value-type="float" office:value="930">
            <text:p>930</text:p>
          </table:table-cell>
          <table:table-cell table:formula="of:=[.H50]" office:value-type="float" office:value="934">
            <text:p>934</text:p>
          </table:table-cell>
          <table:table-cell table:formula="of:=[.I50]" office:value-type="float" office:value="930">
            <text:p>930</text:p>
          </table:table-cell>
          <table:table-cell table:formula="of:=[.J50]" office:value-type="float" office:value="930">
            <text:p>930</text:p>
          </table:table-cell>
          <table:table-cell table:formula="of:=[.K50]" office:value-type="float" office:value="934">
            <text:p>934</text:p>
          </table:table-cell>
          <table:table-cell table:formula="of:=[.L50]" office:value-type="float" office:value="935">
            <text:p>935</text:p>
          </table:table-cell>
        </table:table-row>
        <table:table-row table:style-name="ro1">
          <table:table-cell office:value-type="string">
            <text:p>VH - melhor valor</text:p>
          </table:table-cell>
          <table:table-cell table:formula="of:=[.B63]" office:value-type="float" office:value="930">
            <text:p>930</text:p>
          </table:table-cell>
          <table:table-cell table:formula="of:=[.C63]" office:value-type="float" office:value="930">
            <text:p>930</text:p>
          </table:table-cell>
          <table:table-cell table:formula="of:=[.D63]" office:value-type="float" office:value="930">
            <text:p>930</text:p>
          </table:table-cell>
          <table:table-cell table:formula="of:=[.E63]" office:value-type="float" office:value="930">
            <text:p>930</text:p>
          </table:table-cell>
          <table:table-cell table:formula="of:=[.F63]" office:value-type="float" office:value="930">
            <text:p>930</text:p>
          </table:table-cell>
          <table:table-cell table:formula="of:=[.G63]" office:value-type="float" office:value="930">
            <text:p>930</text:p>
          </table:table-cell>
          <table:table-cell table:formula="of:=[.H63]" office:value-type="float" office:value="930">
            <text:p>930</text:p>
          </table:table-cell>
          <table:table-cell table:formula="of:=[.I63]" office:value-type="float" office:value="930">
            <text:p>930</text:p>
          </table:table-cell>
          <table:table-cell table:formula="of:=[.J63]" office:value-type="float" office:value="930">
            <text:p>930</text:p>
          </table:table-cell>
          <table:table-cell table:formula="of:=[.K63]" office:value-type="float" office:value="930">
            <text:p>930</text:p>
          </table:table-cell>
          <table:table-cell table:formula="of:=[.L63]" office:value-type="float" office:value="930">
            <text:p>930</text:p>
          </table:table-cell>
        </table:table-row>
        <table:table-row table:style-name="ro1">
          <table:table-cell office:value-type="string">
            <text:p>VH - média</text:p>
          </table:table-cell>
          <table:table-cell table:formula="of:=[.B65]" office:value-type="float" office:value="933.2">
            <text:p>933,2</text:p>
          </table:table-cell>
          <table:table-cell table:formula="of:=[.C65]" office:value-type="float" office:value="933.6">
            <text:p>933,6</text:p>
          </table:table-cell>
          <table:table-cell table:formula="of:=[.D65]" office:value-type="float" office:value="933.8">
            <text:p>933,8</text:p>
          </table:table-cell>
          <table:table-cell table:formula="of:=[.E65]" office:value-type="float" office:value="933.6">
            <text:p>933,6</text:p>
          </table:table-cell>
          <table:table-cell table:formula="of:=[.F65]" office:value-type="float" office:value="931.6">
            <text:p>931,6</text:p>
          </table:table-cell>
          <table:table-cell table:formula="of:=[.G65]" office:value-type="float" office:value="931.6">
            <text:p>931,6</text:p>
          </table:table-cell>
          <table:table-cell table:formula="of:=[.H65]" office:value-type="float" office:value="933.6">
            <text:p>933,6</text:p>
          </table:table-cell>
          <table:table-cell table:formula="of:=[.I65]" office:value-type="float" office:value="932.4">
            <text:p>932,4</text:p>
          </table:table-cell>
          <table:table-cell table:formula="of:=[.J65]" office:value-type="float" office:value="933">
            <text:p>933</text:p>
          </table:table-cell>
          <table:table-cell table:formula="of:=[.K65]" office:value-type="float" office:value="931.8">
            <text:p>931,8</text:p>
          </table:table-cell>
          <table:table-cell table:formula="of:=[.L65]" office:value-type="float" office:value="930.8">
            <text:p>930,8</text:p>
          </table:table-cell>
        </table:table-row>
        <table:table-row table:style-name="ro1">
          <table:table-cell office:value-type="string">
            <text:p>VH - pior valor</text:p>
          </table:table-cell>
          <table:table-cell table:formula="of:=[.B64]" office:value-type="float" office:value="934">
            <text:p>934</text:p>
          </table:table-cell>
          <table:table-cell table:formula="of:=[.C64]" office:value-type="float" office:value="935">
            <text:p>935</text:p>
          </table:table-cell>
          <table:table-cell table:formula="of:=[.D64]" office:value-type="float" office:value="937">
            <text:p>937</text:p>
          </table:table-cell>
          <table:table-cell table:formula="of:=[.E64]" office:value-type="float" office:value="937">
            <text:p>937</text:p>
          </table:table-cell>
          <table:table-cell table:formula="of:=[.F64]" office:value-type="float" office:value="934">
            <text:p>934</text:p>
          </table:table-cell>
          <table:table-cell table:formula="of:=[.G64]" office:value-type="float" office:value="934">
            <text:p>934</text:p>
          </table:table-cell>
          <table:table-cell table:formula="of:=[.H64]" office:value-type="float" office:value="937">
            <text:p>937</text:p>
          </table:table-cell>
          <table:table-cell table:formula="of:=[.I64]" office:value-type="float" office:value="934">
            <text:p>934</text:p>
          </table:table-cell>
          <table:table-cell table:formula="of:=[.J64]" office:value-type="float" office:value="937">
            <text:p>937</text:p>
          </table:table-cell>
          <table:table-cell table:formula="of:=[.K64]" office:value-type="float" office:value="935">
            <text:p>935</text:p>
          </table:table-cell>
          <table:table-cell table:formula="of:=[.L64]" office:value-type="float" office:value="934">
            <text:p>934</text:p>
          </table:table-cell>
        </table:table-row>
        <table:table-row table:style-name="ro1">
          <table:table-cell office:value-type="string">
            <text:p>VHM - melhor valor</text:p>
          </table:table-cell>
          <table:table-cell table:formula="of:=[.B77]" office:value-type="float" office:value="930">
            <text:p>930</text:p>
          </table:table-cell>
          <table:table-cell table:formula="of:=[.C77]" office:value-type="float" office:value="930">
            <text:p>930</text:p>
          </table:table-cell>
          <table:table-cell table:formula="of:=[.D77]" office:value-type="float" office:value="930">
            <text:p>930</text:p>
          </table:table-cell>
          <table:table-cell table:formula="of:=[.E77]" office:value-type="float" office:value="930">
            <text:p>930</text:p>
          </table:table-cell>
          <table:table-cell table:formula="of:=[.F77]" office:value-type="float" office:value="930">
            <text:p>930</text:p>
          </table:table-cell>
          <table:table-cell table:formula="of:=[.G77]" office:value-type="float" office:value="930">
            <text:p>930</text:p>
          </table:table-cell>
          <table:table-cell table:formula="of:=[.H77]" office:value-type="float" office:value="930">
            <text:p>930</text:p>
          </table:table-cell>
          <table:table-cell table:formula="of:=[.I77]" office:value-type="float" office:value="930">
            <text:p>930</text:p>
          </table:table-cell>
          <table:table-cell table:formula="of:=[.J77]" office:value-type="float" office:value="930">
            <text:p>930</text:p>
          </table:table-cell>
          <table:table-cell table:formula="of:=[.K77]" office:value-type="float" office:value="930">
            <text:p>930</text:p>
          </table:table-cell>
          <table:table-cell table:formula="of:=[.L77]" office:value-type="float" office:value="930">
            <text:p>930</text:p>
          </table:table-cell>
        </table:table-row>
        <table:table-row table:style-name="ro1">
          <table:table-cell office:value-type="string">
            <text:p>VHM - média</text:p>
          </table:table-cell>
          <table:table-cell table:formula="of:=[.B79]" office:value-type="float" office:value="932.4">
            <text:p>932,4</text:p>
          </table:table-cell>
          <table:table-cell table:formula="of:=[.C79]" office:value-type="float" office:value="931.6">
            <text:p>931,6</text:p>
          </table:table-cell>
          <table:table-cell table:formula="of:=[.D79]" office:value-type="float" office:value="930.8">
            <text:p>930,8</text:p>
          </table:table-cell>
          <table:table-cell table:formula="of:=[.E79]" office:value-type="float" office:value="932.2">
            <text:p>932,2</text:p>
          </table:table-cell>
          <table:table-cell table:formula="of:=[.F79]" office:value-type="float" office:value="930">
            <text:p>930</text:p>
          </table:table-cell>
          <table:table-cell table:formula="of:=[.G79]" office:value-type="float" office:value="930">
            <text:p>930</text:p>
          </table:table-cell>
          <table:table-cell table:formula="of:=[.H79]" office:value-type="float" office:value="931.6">
            <text:p>931,6</text:p>
          </table:table-cell>
          <table:table-cell table:formula="of:=[.I79]" office:value-type="float" office:value="930.8">
            <text:p>930,8</text:p>
          </table:table-cell>
          <table:table-cell table:formula="of:=[.J79]" office:value-type="float" office:value="930.8">
            <text:p>930,8</text:p>
          </table:table-cell>
          <table:table-cell table:formula="of:=[.K79]" office:value-type="float" office:value="930.8">
            <text:p>930,8</text:p>
          </table:table-cell>
          <table:table-cell table:formula="of:=[.L79]" office:value-type="float" office:value="930.8">
            <text:p>930,8</text:p>
          </table:table-cell>
        </table:table-row>
        <table:table-row table:style-name="ro1">
          <table:table-cell office:value-type="string">
            <text:p>VHM - pior valor</text:p>
          </table:table-cell>
          <table:table-cell table:formula="of:=[.B78]" office:value-type="float" office:value="934">
            <text:p>934</text:p>
          </table:table-cell>
          <table:table-cell table:formula="of:=[.C78]" office:value-type="float" office:value="934">
            <text:p>934</text:p>
          </table:table-cell>
          <table:table-cell table:formula="of:=[.D78]" office:value-type="float" office:value="934">
            <text:p>934</text:p>
          </table:table-cell>
          <table:table-cell table:formula="of:=[.E78]" office:value-type="float" office:value="937">
            <text:p>937</text:p>
          </table:table-cell>
          <table:table-cell table:formula="of:=[.F78]" office:value-type="float" office:value="930">
            <text:p>930</text:p>
          </table:table-cell>
          <table:table-cell table:formula="of:=[.G78]" office:value-type="float" office:value="930">
            <text:p>930</text:p>
          </table:table-cell>
          <table:table-cell table:formula="of:=[.H78]" office:value-type="float" office:value="934">
            <text:p>934</text:p>
          </table:table-cell>
          <table:table-cell table:formula="of:=[.I78]" office:value-type="float" office:value="934">
            <text:p>934</text:p>
          </table:table-cell>
          <table:table-cell table:formula="of:=[.J78]" office:value-type="float" office:value="934">
            <text:p>934</text:p>
          </table:table-cell>
          <table:table-cell table:formula="of:=[.K78]" office:value-type="float" office:value="934">
            <text:p>934</text:p>
          </table:table-cell>
          <table:table-cell table:formula="of:=[.L78]" office:value-type="float" office:value="934">
            <text:p>934</text:p>
          </table:table-cell>
        </table:table-row>
        <table:table-row table:style-name="ro1">
          <table:table-cell>
            <draw:frame table:end-cell-address="Feuille1.H37" table:end-x="1.03cm" table:end-y="0.395cm" draw:z-index="0" draw:style-name="gr1" svg:width="22.543cm" svg:height="10.895cm" svg:x="0.001cm" svg:y="0.339cm">
              <draw:object draw:notify-on-update-of-ranges="Feuille1.B2:Feuille1.L2 Feuille1.A3:Feuille1.A3 Feuille1.B3:Feuille1.L3 Feuille1.A4:Feuille1.A4 Feuille1.B4:Feuille1.L4 Feuille1.A5:Feuille1.A5 Feuille1.B5:Feuille1.L5 Feuille1.A6:Feuille1.A6 Feuille1.B6:Feuille1.L6 Feuille1.A7:Feuille1.A7 Feuille1.B7:Feuille1.L7 Feuille1.A8:Feuille1.A8 Feuille1.B8:Feuille1.L8 Feuille1.A9:Feuille1.A9 Feuille1.B9:Feuille1.L9 Feuille1.A10:Feuille1.A10 Feuille1.B10:Feuille1.L10 Feuille1.A11:Feuille1.A11 Feuille1.B11:Feuille1.L11 Feuille1.A12:Feuille1.A12 Feuille1.B12:Feuille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 office:value-type="string">
            <text:p>Aplicação Híbrida Sucessiv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table:number-columns-repeated="5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/>
          <table:table-cell table:number-columns-repeated="6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table:number-columns-repeated="11" office:value-type="float" office:value="930">
            <text:p>930</text:p>
          </table:table-cell>
        </table:table-row>
        <table:table-row table:style-name="ro1">
          <table:table-cell/>
          <table:table-cell table:number-columns-repeated="11" office:value-type="float" office:value="930">
            <text:p>9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43:.B47])" office:value-type="float" office:value="930">
            <text:p>930</text:p>
          </table:table-cell>
          <table:table-cell table:formula="of:=MIN([.C43:.C47])" office:value-type="float" office:value="930">
            <text:p>930</text:p>
          </table:table-cell>
          <table:table-cell table:formula="of:=MIN([.D43:.D47])" office:value-type="float" office:value="930">
            <text:p>930</text:p>
          </table:table-cell>
          <table:table-cell table:formula="of:=MIN([.E43:.E47])" office:value-type="float" office:value="930">
            <text:p>930</text:p>
          </table:table-cell>
          <table:table-cell table:formula="of:=MIN([.F43:.F47])" office:value-type="float" office:value="930">
            <text:p>930</text:p>
          </table:table-cell>
          <table:table-cell table:formula="of:=MIN([.G43:.G47])" office:value-type="float" office:value="930">
            <text:p>930</text:p>
          </table:table-cell>
          <table:table-cell table:formula="of:=MIN([.H43:.H47])" office:value-type="float" office:value="930">
            <text:p>930</text:p>
          </table:table-cell>
          <table:table-cell table:formula="of:=MIN([.I43:.I47])" office:value-type="float" office:value="930">
            <text:p>930</text:p>
          </table:table-cell>
          <table:table-cell table:formula="of:=MIN([.J43:.J47])" office:value-type="float" office:value="930">
            <text:p>930</text:p>
          </table:table-cell>
          <table:table-cell table:formula="of:=MIN([.K43:.K47])" office:value-type="float" office:value="930">
            <text:p>930</text:p>
          </table:table-cell>
          <table:table-cell table:formula="of:=MIN([.L43:.L47])" office:value-type="float" office:value="930">
            <text:p>930</text:p>
          </table:table-cell>
        </table:table-row>
        <table:table-row table:style-name="ro1">
          <table:table-cell/>
          <table:table-cell table:formula="of:=MAX([.B43:.B47])" office:value-type="float" office:value="934">
            <text:p>934</text:p>
          </table:table-cell>
          <table:table-cell table:formula="of:=MAX([.C43:.C47])" office:value-type="float" office:value="930">
            <text:p>930</text:p>
          </table:table-cell>
          <table:table-cell table:formula="of:=MAX([.D43:.D47])" office:value-type="float" office:value="930">
            <text:p>930</text:p>
          </table:table-cell>
          <table:table-cell table:formula="of:=MAX([.E43:.E47])" office:value-type="float" office:value="930">
            <text:p>930</text:p>
          </table:table-cell>
          <table:table-cell table:formula="of:=MAX([.F43:.F47])" office:value-type="float" office:value="934">
            <text:p>934</text:p>
          </table:table-cell>
          <table:table-cell table:formula="of:=MAX([.G43:.G47])" office:value-type="float" office:value="930">
            <text:p>930</text:p>
          </table:table-cell>
          <table:table-cell table:formula="of:=MAX([.H43:.H47])" office:value-type="float" office:value="934">
            <text:p>934</text:p>
          </table:table-cell>
          <table:table-cell table:formula="of:=MAX([.I43:.I47])" office:value-type="float" office:value="930">
            <text:p>930</text:p>
          </table:table-cell>
          <table:table-cell table:formula="of:=MAX([.J43:.J47])" office:value-type="float" office:value="930">
            <text:p>930</text:p>
          </table:table-cell>
          <table:table-cell table:formula="of:=MAX([.K43:.K47])" office:value-type="float" office:value="934">
            <text:p>934</text:p>
          </table:table-cell>
          <table:table-cell table:formula="of:=MAX([.L43:.L47])" office:value-type="float" office:value="935">
            <text:p>935</text:p>
          </table:table-cell>
        </table:table-row>
        <table:table-row table:style-name="ro1">
          <table:table-cell/>
          <table:table-cell table:formula="of:=SUM([.B43:.B47])/5" office:value-type="float" office:value="931.6">
            <text:p>931,6</text:p>
          </table:table-cell>
          <table:table-cell table:formula="of:=SUM([.C43:.C47])/5" office:value-type="float" office:value="930">
            <text:p>930</text:p>
          </table:table-cell>
          <table:table-cell table:formula="of:=SUM([.D43:.D47])/5" office:value-type="float" office:value="930">
            <text:p>930</text:p>
          </table:table-cell>
          <table:table-cell table:formula="of:=SUM([.E43:.E47])/5" office:value-type="float" office:value="930">
            <text:p>930</text:p>
          </table:table-cell>
          <table:table-cell table:formula="of:=SUM([.F43:.F47])/5" office:value-type="float" office:value="930.8">
            <text:p>930,8</text:p>
          </table:table-cell>
          <table:table-cell table:formula="of:=SUM([.G43:.G47])/5" office:value-type="float" office:value="930">
            <text:p>930</text:p>
          </table:table-cell>
          <table:table-cell table:formula="of:=SUM([.H43:.H47])/5" office:value-type="float" office:value="932.4">
            <text:p>932,4</text:p>
          </table:table-cell>
          <table:table-cell table:formula="of:=SUM([.I43:.I47])/5" office:value-type="float" office:value="930">
            <text:p>930</text:p>
          </table:table-cell>
          <table:table-cell table:formula="of:=SUM([.J43:.J47])/5" office:value-type="float" office:value="930">
            <text:p>930</text:p>
          </table:table-cell>
          <table:table-cell table:formula="of:=SUM([.K43:.K47])/5" office:value-type="float" office:value="930.8">
            <text:p>930,8</text:p>
          </table:table-cell>
          <table:table-cell table:formula="of:=SUM([.L43:.L47])/5" office:value-type="float" office:value="931.8">
            <text:p>931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3" office:value-type="float" office:value="934">
            <text:p>934</text:p>
          </table:table-cell>
          <table:table-cell office:value-type="float" office:value="937">
            <text:p>937</text:p>
          </table:table-cell>
          <table:table-cell table:number-columns-repeated="3"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table:number-columns-repeated="2" office:value-type="float" office:value="934">
            <text:p>934</text:p>
          </table:table-cell>
          <table:table-cell table:number-columns-repeated="2" office:value-type="float" office:value="937">
            <text:p>937</text:p>
          </table:table-cell>
          <table:table-cell table:number-columns-repeated="3"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table:number-columns-repeated="6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0">
            <text:p>9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57:.B61])" office:value-type="float" office:value="930">
            <text:p>930</text:p>
          </table:table-cell>
          <table:table-cell table:formula="of:=MIN([.C57:.C61])" office:value-type="float" office:value="930">
            <text:p>930</text:p>
          </table:table-cell>
          <table:table-cell table:formula="of:=MIN([.D57:.D61])" office:value-type="float" office:value="930">
            <text:p>930</text:p>
          </table:table-cell>
          <table:table-cell table:formula="of:=MIN([.E57:.E61])" office:value-type="float" office:value="930">
            <text:p>930</text:p>
          </table:table-cell>
          <table:table-cell table:formula="of:=MIN([.F57:.F61])" office:value-type="float" office:value="930">
            <text:p>930</text:p>
          </table:table-cell>
          <table:table-cell table:formula="of:=MIN([.G57:.G61])" office:value-type="float" office:value="930">
            <text:p>930</text:p>
          </table:table-cell>
          <table:table-cell table:formula="of:=MIN([.H57:.H61])" office:value-type="float" office:value="930">
            <text:p>930</text:p>
          </table:table-cell>
          <table:table-cell table:formula="of:=MIN([.I57:.I61])" office:value-type="float" office:value="930">
            <text:p>930</text:p>
          </table:table-cell>
          <table:table-cell table:formula="of:=MIN([.J57:.J61])" office:value-type="float" office:value="930">
            <text:p>930</text:p>
          </table:table-cell>
          <table:table-cell table:formula="of:=MIN([.K57:.K61])" office:value-type="float" office:value="930">
            <text:p>930</text:p>
          </table:table-cell>
          <table:table-cell table:formula="of:=MIN([.L57:.L61])" office:value-type="float" office:value="930">
            <text:p>930</text:p>
          </table:table-cell>
        </table:table-row>
        <table:table-row table:style-name="ro1">
          <table:table-cell/>
          <table:table-cell table:formula="of:=MAX([.B57:.B61])" office:value-type="float" office:value="934">
            <text:p>934</text:p>
          </table:table-cell>
          <table:table-cell table:formula="of:=MAX([.C57:.C61])" office:value-type="float" office:value="935">
            <text:p>935</text:p>
          </table:table-cell>
          <table:table-cell table:formula="of:=MAX([.D57:.D61])" office:value-type="float" office:value="937">
            <text:p>937</text:p>
          </table:table-cell>
          <table:table-cell table:formula="of:=MAX([.E57:.E61])" office:value-type="float" office:value="937">
            <text:p>937</text:p>
          </table:table-cell>
          <table:table-cell table:formula="of:=MAX([.F57:.F61])" office:value-type="float" office:value="934">
            <text:p>934</text:p>
          </table:table-cell>
          <table:table-cell table:formula="of:=MAX([.G57:.G61])" office:value-type="float" office:value="934">
            <text:p>934</text:p>
          </table:table-cell>
          <table:table-cell table:formula="of:=MAX([.H57:.H61])" office:value-type="float" office:value="937">
            <text:p>937</text:p>
          </table:table-cell>
          <table:table-cell table:formula="of:=MAX([.I57:.I61])" office:value-type="float" office:value="934">
            <text:p>934</text:p>
          </table:table-cell>
          <table:table-cell table:formula="of:=MAX([.J57:.J61])" office:value-type="float" office:value="937">
            <text:p>937</text:p>
          </table:table-cell>
          <table:table-cell table:formula="of:=MAX([.K57:.K61])" office:value-type="float" office:value="935">
            <text:p>935</text:p>
          </table:table-cell>
          <table:table-cell table:formula="of:=MAX([.L57:.L61])" office:value-type="float" office:value="934">
            <text:p>934</text:p>
          </table:table-cell>
        </table:table-row>
        <table:table-row table:style-name="ro1">
          <table:table-cell/>
          <table:table-cell table:formula="of:=SUM([.B57:.B61])/5" office:value-type="float" office:value="933.2">
            <text:p>933,2</text:p>
          </table:table-cell>
          <table:table-cell table:formula="of:=SUM([.C57:.C61])/5" office:value-type="float" office:value="933.6">
            <text:p>933,6</text:p>
          </table:table-cell>
          <table:table-cell table:formula="of:=SUM([.D57:.D61])/5" office:value-type="float" office:value="933.8">
            <text:p>933,8</text:p>
          </table:table-cell>
          <table:table-cell table:formula="of:=SUM([.E57:.E61])/5" office:value-type="float" office:value="933.6">
            <text:p>933,6</text:p>
          </table:table-cell>
          <table:table-cell table:formula="of:=SUM([.F57:.F61])/5" office:value-type="float" office:value="931.6">
            <text:p>931,6</text:p>
          </table:table-cell>
          <table:table-cell table:formula="of:=SUM([.G57:.G61])/5" office:value-type="float" office:value="931.6">
            <text:p>931,6</text:p>
          </table:table-cell>
          <table:table-cell table:formula="of:=SUM([.H57:.H61])/5" office:value-type="float" office:value="933.6">
            <text:p>933,6</text:p>
          </table:table-cell>
          <table:table-cell table:formula="of:=SUM([.I57:.I61])/5" office:value-type="float" office:value="932.4">
            <text:p>932,4</text:p>
          </table:table-cell>
          <table:table-cell table:formula="of:=SUM([.J57:.J61])/5" office:value-type="float" office:value="933">
            <text:p>933</text:p>
          </table:table-cell>
          <table:table-cell table:formula="of:=SUM([.K57:.K61])/5" office:value-type="float" office:value="931.8">
            <text:p>931,8</text:p>
          </table:table-cell>
          <table:table-cell table:formula="of:=SUM([.L57:.L61])/5" office:value-type="float" office:value="930.8">
            <text:p>930,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 Melhora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table:number-columns-repeated="9" office:value-type="float" office:value="930">
            <text:p>930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/>
          <table:table-cell table:number-columns-repeated="3" office:value-type="float" office:value="934">
            <text:p>934</text:p>
          </table:table-cell>
          <table:table-cell table:number-columns-repeated="5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</table:table-row>
        <table:table-row table:style-name="ro1">
          <table:table-cell/>
          <table:table-cell office:value-type="float" office:value="934">
            <text:p>934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3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/>
          <table:table-cell table:number-columns-repeated="3" office:value-type="float" office:value="930">
            <text:p>930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0">
            <text:p>930</text:p>
          </table:table-cell>
          <table:table-cell office:value-type="float" office:value="934">
            <text:p>934</text:p>
          </table:table-cell>
          <table:table-cell table:number-columns-repeated="4" office:value-type="float" office:value="930">
            <text:p>9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71:.B75])" office:value-type="float" office:value="930">
            <text:p>930</text:p>
          </table:table-cell>
          <table:table-cell table:formula="of:=MIN([.C71:.C75])" office:value-type="float" office:value="930">
            <text:p>930</text:p>
          </table:table-cell>
          <table:table-cell table:formula="of:=MIN([.D71:.D75])" office:value-type="float" office:value="930">
            <text:p>930</text:p>
          </table:table-cell>
          <table:table-cell table:formula="of:=MIN([.E71:.E75])" office:value-type="float" office:value="930">
            <text:p>930</text:p>
          </table:table-cell>
          <table:table-cell table:formula="of:=MIN([.F71:.F75])" office:value-type="float" office:value="930">
            <text:p>930</text:p>
          </table:table-cell>
          <table:table-cell table:formula="of:=MIN([.G71:.G75])" office:value-type="float" office:value="930">
            <text:p>930</text:p>
          </table:table-cell>
          <table:table-cell table:formula="of:=MIN([.H71:.H75])" office:value-type="float" office:value="930">
            <text:p>930</text:p>
          </table:table-cell>
          <table:table-cell table:formula="of:=MIN([.I71:.I75])" office:value-type="float" office:value="930">
            <text:p>930</text:p>
          </table:table-cell>
          <table:table-cell table:formula="of:=MIN([.J71:.J75])" office:value-type="float" office:value="930">
            <text:p>930</text:p>
          </table:table-cell>
          <table:table-cell table:formula="of:=MIN([.K71:.K75])" office:value-type="float" office:value="930">
            <text:p>930</text:p>
          </table:table-cell>
          <table:table-cell table:formula="of:=MIN([.L71:.L75])" office:value-type="float" office:value="930">
            <text:p>930</text:p>
          </table:table-cell>
        </table:table-row>
        <table:table-row table:style-name="ro1">
          <table:table-cell/>
          <table:table-cell table:formula="of:=MAX([.B71:.B75])" office:value-type="float" office:value="934">
            <text:p>934</text:p>
          </table:table-cell>
          <table:table-cell table:formula="of:=MAX([.C71:.C75])" office:value-type="float" office:value="934">
            <text:p>934</text:p>
          </table:table-cell>
          <table:table-cell table:formula="of:=MAX([.D71:.D75])" office:value-type="float" office:value="934">
            <text:p>934</text:p>
          </table:table-cell>
          <table:table-cell table:formula="of:=MAX([.E71:.E75])" office:value-type="float" office:value="937">
            <text:p>937</text:p>
          </table:table-cell>
          <table:table-cell table:formula="of:=MAX([.F71:.F75])" office:value-type="float" office:value="930">
            <text:p>930</text:p>
          </table:table-cell>
          <table:table-cell table:formula="of:=MAX([.G71:.G75])" office:value-type="float" office:value="930">
            <text:p>930</text:p>
          </table:table-cell>
          <table:table-cell table:formula="of:=MAX([.H71:.H75])" office:value-type="float" office:value="934">
            <text:p>934</text:p>
          </table:table-cell>
          <table:table-cell table:formula="of:=MAX([.I71:.I75])" office:value-type="float" office:value="934">
            <text:p>934</text:p>
          </table:table-cell>
          <table:table-cell table:formula="of:=MAX([.J71:.J75])" office:value-type="float" office:value="934">
            <text:p>934</text:p>
          </table:table-cell>
          <table:table-cell table:formula="of:=MAX([.K71:.K75])" office:value-type="float" office:value="934">
            <text:p>934</text:p>
          </table:table-cell>
          <table:table-cell table:formula="of:=MAX([.L71:.L75])" office:value-type="float" office:value="934">
            <text:p>934</text:p>
          </table:table-cell>
        </table:table-row>
        <table:table-row table:style-name="ro1">
          <table:table-cell/>
          <table:table-cell table:formula="of:=SUM([.B71:.B75])/5" office:value-type="float" office:value="932.4">
            <text:p>932,4</text:p>
          </table:table-cell>
          <table:table-cell table:formula="of:=SUM([.C71:.C75])/5" office:value-type="float" office:value="931.6">
            <text:p>931,6</text:p>
          </table:table-cell>
          <table:table-cell table:formula="of:=SUM([.D71:.D75])/5" office:value-type="float" office:value="930.8">
            <text:p>930,8</text:p>
          </table:table-cell>
          <table:table-cell table:formula="of:=SUM([.E71:.E75])/5" office:value-type="float" office:value="932.2">
            <text:p>932,2</text:p>
          </table:table-cell>
          <table:table-cell table:formula="of:=SUM([.F71:.F75])/5" office:value-type="float" office:value="930">
            <text:p>930</text:p>
          </table:table-cell>
          <table:table-cell table:formula="of:=SUM([.G71:.G75])/5" office:value-type="float" office:value="930">
            <text:p>930</text:p>
          </table:table-cell>
          <table:table-cell table:formula="of:=SUM([.H71:.H75])/5" office:value-type="float" office:value="931.6">
            <text:p>931,6</text:p>
          </table:table-cell>
          <table:table-cell table:formula="of:=SUM([.I71:.I75])/5" office:value-type="float" office:value="930.8">
            <text:p>930,8</text:p>
          </table:table-cell>
          <table:table-cell table:formula="of:=SUM([.J71:.J75])/5" office:value-type="float" office:value="930.8">
            <text:p>930,8</text:p>
          </table:table-cell>
          <table:table-cell table:formula="of:=SUM([.K71:.K75])/5" office:value-type="float" office:value="930.8">
            <text:p>930,8</text:p>
          </table:table-cell>
          <table:table-cell table:formula="of:=SUM([.L71:.L75])/5" office:value-type="float" office:value="930.8">
            <text:p>930,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10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3-07T10:26:25.09</dc:date>
    <meta:editing-duration>PT09H29M43S</meta:editing-duration>
    <meta:editing-cycles>16</meta:editing-cycles>
    <meta:generator>OpenOffice.org/3.1$Win32 OpenOffice.org_project/310m19$Build-9420</meta:generator>
    <meta:document-statistic meta:table-count="3" meta:cell-count="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8" chart:maximum="938" chart:interval-major="2" chart:gap-width="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1.575cm" svg:y="0.218cm" chart:style-name="ch2">
          <text:p>Análise de sensibilidade para o valor do parâmetro "percentagem de partículas que sofrem mutação"</text:p>
        </chart:title>
        <chart:subtitle svg:x="7.025cm" svg:y="0.938cm" chart:style-name="ch3">
          <text:p>Problema FT10 (ordem dos operadores invertida)</text:p>
        </chart:subtitle>
        <chart:legend chart:legend-position="end" svg:x="18.781cm" svg:y="2.878cm" chart:style-name="ch4"/>
        <chart:plot-area chart:style-name="ch5" table:cell-range-address="Feuille1.A2:Feuille1.L12" chart:data-source-has-labels="both" svg:x="0.699cm" svg:y="1.606cm" svg:width="17.677cm" svg:height="8.84cm">
          <chart:axis chart:dimension="x" chart:name="primary-x" chart:style-name="ch6">
            <chart:title svg:x="5.577cm" svg:y="10.065cm" chart:style-name="ch7">
              <text:p>Percentagem de partículas que sofre mutação por iteração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L3" chart:label-cell-address="Feuille1.A3:Feuille1.A3" chart:class="chart:bar">
            <chart:data-point chart:repeated="11"/>
          </chart:series>
          <chart:series chart:style-name="ch12" chart:values-cell-range-address="Feuille1.B4:Feuille1.L4" chart:label-cell-address="Feuille1.A4:Feuille1.A4" chart:class="chart:bar">
            <chart:data-point chart:repeated="11"/>
          </chart:series>
          <chart:series chart:style-name="ch13" chart:values-cell-range-address="Feuille1.B5:Feuille1.L5" chart:label-cell-address="Feuille1.A5:Feuille1.A5" chart:class="chart:bar">
            <chart:data-point chart:repeated="11"/>
          </chart:series>
          <chart:series chart:style-name="ch14" chart:values-cell-range-address="Feuille1.B6:Feuille1.L6" chart:label-cell-address="Feuille1.A6:Feuille1.A6" chart:class="chart:bar">
            <chart:data-point chart:repeated="11"/>
          </chart:series>
          <chart:series chart:style-name="ch15" chart:values-cell-range-address="Feuille1.B7:Feuille1.L7" chart:label-cell-address="Feuille1.A7:Feuille1.A7" chart:class="chart:bar">
            <chart:data-point chart:repeated="11"/>
          </chart:series>
          <chart:series chart:style-name="ch16" chart:values-cell-range-address="Feuille1.B8:Feuille1.L8" chart:label-cell-address="Feuille1.A8:Feuille1.A8" chart:class="chart:bar">
            <chart:data-point chart:repeated="11"/>
          </chart:series>
          <chart:series chart:style-name="ch17" chart:values-cell-range-address="Feuille1.B9:Feuille1.L9" chart:label-cell-address="Feuille1.A9:Feuille1.A9" chart:class="chart:bar">
            <chart:data-point chart:repeated="11"/>
          </chart:series>
          <chart:series chart:style-name="ch18" chart:values-cell-range-address="Feuille1.B10:Feuille1.L10" chart:label-cell-address="Feuille1.A10:Feuille1.A10" chart:class="chart:bar">
            <chart:data-point chart:repeated="11"/>
          </chart:series>
          <chart:series chart:style-name="ch19" chart:values-cell-range-address="Feuille1.B11:Feuille1.L11" chart:label-cell-address="Feuille1.A11:Feuille1.A11" chart:class="chart:bar">
            <chart:data-point chart:repeated="11"/>
          </chart:series>
          <chart:series chart:style-name="ch20" chart:values-cell-range-address="Feuille1.B12:Feuille1.L12" chart:label-cell-address="Feuille1.A12:Feuille1.A12" chart:class="chart:ba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0%</text:p>
              </table:table-cell>
              <table:table-cell office:value-type="string">
                <text:p>10%</text:p>
              </table:table-cell>
              <table:table-cell office:value-type="string">
                <text:p>20%</text:p>
              </table:table-cell>
              <table:table-cell office:value-type="string">
                <text:p>30%</text:p>
              </table:table-cell>
              <table:table-cell office:value-type="string">
                <text:p>40%</text:p>
              </table:table-cell>
              <table:table-cell office:value-type="string">
                <text:p>50%</text:p>
              </table:table-cell>
              <table:table-cell office:value-type="string">
                <text:p>60%</text:p>
              </table:table-cell>
              <table:table-cell office:value-type="string">
                <text:p>70%</text:p>
              </table:table-cell>
              <table:table-cell office:value-type="string">
                <text:p>80%</text:p>
              </table:table-cell>
              <table:table-cell office:value-type="string">
                <text:p>90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937">
                <text:p text:id="Feuille1.B3:Feuille1.L3"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930">
                <text:p text:id="Feuille1.B4:Feuille1.L4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931.6">
                <text:p text:id="Feuille1.B5:Feuille1.L5">931.6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0">
                <text:p>930</text:p>
              </table:table-cell>
              <table:table-cell office:value-type="float" office:value="932.4">
                <text:p>932.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1.8">
                <text:p>931.8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934">
                <text:p text:id="Feuille1.B6:Feuille1.L6"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930">
                <text:p text:id="Feuille1.B7:Feuille1.L7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933.2">
                <text:p text:id="Feuille1.B8:Feuille1.L8">933.2</text:p>
              </table:table-cell>
              <table:table-cell office:value-type="float" office:value="933.6">
                <text:p>933.6</text:p>
              </table:table-cell>
              <table:table-cell office:value-type="float" office:value="933.8">
                <text:p>933.8</text:p>
              </table:table-cell>
              <table:table-cell office:value-type="float" office:value="933.6">
                <text:p>933.6</text:p>
              </table:table-cell>
              <table:table-cell office:value-type="float" office:value="931.6">
                <text:p>931.6</text:p>
              </table:table-cell>
              <table:table-cell office:value-type="float" office:value="931.6">
                <text:p>931.6</text:p>
              </table:table-cell>
              <table:table-cell office:value-type="float" office:value="933.6">
                <text:p>933.6</text:p>
              </table:table-cell>
              <table:table-cell office:value-type="float" office:value="932.4">
                <text:p>932.4</text:p>
              </table:table-cell>
              <table:table-cell office:value-type="float" office:value="933">
                <text:p>933</text:p>
              </table:table-cell>
              <table:table-cell office:value-type="float" office:value="931.8">
                <text:p>931.8</text:p>
              </table:table-cell>
              <table:table-cell office:value-type="float" office:value="930.8">
                <text:p>930.8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934">
                <text:p text:id="Feuille1.B9:Feuille1.L9">934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930">
                <text:p text:id="Feuille1.B10:Feuille1.L10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932.4">
                <text:p text:id="Feuille1.B11:Feuille1.L11">932.4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2.2">
                <text:p>932.2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1.6">
                <text:p>931.6</text:p>
              </table:table-cell>
              <table:table-cell office:value-type="float" office:value="930.8">
                <text:p>930.8</text:p>
              </table:table-cell>
              <table:table-cell office:value-type="float" office:value="930.8">
                <text:p>930.8</text:p>
              </table:table-cell>
              <table:table-cell office:value-type="float" office:value="930.8">
                <text:p>930.8</text:p>
              </table:table-cell>
              <table:table-cell office:value-type="float" office:value="930.8">
                <text:p>930.8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934">
                <text:p text:id="Feuille1.B12:Feuille1.L12"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